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11.1cm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.9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5.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39cm" fo:min-width="1.201cm"/>
    </style:style>
    <style:style style:name="gr7" style:family="graphic" style:parent-style-name="standard">
      <style:graphic-properties draw:textarea-horizontal-align="justify" draw:textarea-vertical-align="middle" draw:auto-grow-height="false" fo:min-height="1.306cm" fo:min-width="0.986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1.6cm" svg:height="2.7cm" svg:x="1cm" svg:y="4.3cm">
          <text:p text:style-name="P1">Match schedule prepar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.7cm" svg:x="14.3cm" svg:y="4.3cm">
          <text:p text:style-name="P1">Digital Signage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2.5cm" svg:x="1cm" svg:y="7.6cm">
          <text:p text:style-name="P1">Schedule fetch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cm" svg:height="2.6cm" svg:x="6.8cm" svg:y="7.5cm">
          <text:p text:style-name="P2">Changing Room</text:p>
          <text:p text:style-name="P2">Assignment</text:p>
          <text:p text:style-name="P2">System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2.6cm" svg:y1="5.65cm" svg:x2="12.6cm" svg:y2="5.65cm" draw:start-shape="id1" draw:end-shape="id1" svg:d="M12600 5650z" svg:viewBox="0 0 1 1">
          <text:p/>
        </draw:connector>
        <draw:line draw:style-name="gr5" draw:text-style-name="P3" draw:layer="layout" svg:x1="2.2cm" svg:y1="6.1cm" svg:x2="3.2cm" svg:y2="8.2cm">
          <text:p/>
        </draw:line>
        <draw:line draw:style-name="gr5" draw:text-style-name="P3" draw:layer="layout" svg:x1="4.2cm" svg:y1="8.1cm" svg:x2="5.8cm" svg:y2="6.2cm">
          <text:p/>
        </draw:line>
        <draw:line draw:style-name="gr5" draw:text-style-name="P3" draw:layer="layout" svg:x1="7cm" svg:y1="6.4cm" svg:x2="8.6cm" svg:y2="7.8cm">
          <text:p/>
        </draw:line>
        <draw:line draw:style-name="gr5" draw:text-style-name="P3" draw:layer="layout" svg:x1="9.2cm" svg:y1="7.8cm" svg:x2="10.2cm" svg:y2="6.4cm">
          <text:p/>
        </draw:line>
        <draw:line draw:style-name="gr5" draw:text-style-name="P3" draw:layer="layout" svg:x1="11.4cm" svg:y1="4.9cm" svg:x2="13cm" svg:y2="2.9cm">
          <text:p/>
        </draw:line>
        <draw:line draw:style-name="gr5" draw:text-style-name="P3" draw:layer="layout" svg:x1="14.5cm" svg:y1="4.6cm" svg:x2="13.9cm" svg:y2="2.8cm">
          <text:p/>
        </draw:line>
        <draw:line draw:style-name="gr5" draw:text-style-name="P3" draw:layer="layout" svg:x1="14.3cm" svg:y1="2.4cm" svg:x2="15.4cm" svg:y2="4.7cm">
          <text:p/>
        </draw:line>
        <draw:line draw:style-name="gr5" draw:text-style-name="P3" draw:layer="layout" svg:x1="17.3cm" svg:y1="6.5cm" svg:x2="18.8cm" svg:y2="8.7cm">
          <text:p/>
        </draw:line>
        <draw:custom-shape draw:style-name="gr6" draw:text-style-name="P1" draw:layer="layout" svg:width="1.7cm" svg:height="1.8cm" svg:x="12.8cm" svg:y="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2.1cm" svg:height="2.2cm" svg:x="17.8cm" svg:y="8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8" draw:text-style-name="P4" draw:layer="layout" svg:width="2.7cm" svg:height="1.4cm" svg:x="17cm" svg:y="11.2cm">
          <draw:text-box>
            <text:p>Us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12:39:12.602202414</meta:creation-date>
    <dc:date>2018-01-01T12:45:40.335427002</dc:date>
    <meta:editing-duration>PT6M28S</meta:editing-duration>
    <meta:editing-cycles>1</meta:editing-cycles>
    <meta:document-statistic meta:object-count="16"/>
    <meta:generator>LibreOffice/5.4.4.2$Linux_X86_64 LibreOffice_project/40$Build-2</meta:generator>
  </office:meta>
</office:document-meta>
</file>